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3">
      <style:text-properties officeooo:paragraph-rsid="000a8a28"/>
    </style:style>
    <style:style style:name="P7" style:family="paragraph" style:parent-style-name="Heading_20_4">
      <style:paragraph-properties fo:margin-left="0cm" fo:margin-right="0cm" fo:text-indent="0cm" style:auto-text-indent="false"/>
    </style:style>
    <style:style style:name="P8" style:family="paragraph" style:parent-style-name="Heading_20_4">
      <style:text-properties officeooo:paragraph-rsid="0008aafa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4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18">
      <style:paragraph-properties fo:margin-left="0cm" fo:margin-right="0cm" fo:text-indent="0cm" style:auto-text-indent="false"/>
    </style:style>
    <style:style style:name="P16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19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8c488" officeooo:paragraph-rsid="0008c488"/>
    </style:style>
    <style:style style:name="P19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20">
      <style:paragraph-properties fo:margin-left="0cm" fo:margin-right="0cm" fo:text-indent="0cm" style:auto-text-indent="false"/>
    </style:style>
    <style:style style:name="P21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21">
      <style:paragraph-properties fo:margin-left="0cm" fo:margin-right="0cm" fo:text-indent="0cm" style:auto-text-indent="false"/>
    </style:style>
    <style:style style:name="P23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22">
      <style:paragraph-properties fo:margin-left="0cm" fo:margin-right="0cm" fo:text-indent="0cm" style:auto-text-indent="false"/>
    </style:style>
    <style:style style:name="P25" style:family="paragraph" style:parent-style-name="Text_20_body" style:list-style-name="L23">
      <style:paragraph-properties fo:margin-left="0cm" fo:margin-right="0cm" fo:text-indent="0cm" style:auto-text-indent="false"/>
    </style:style>
    <style:style style:name="P26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7" style:family="paragraph" style:parent-style-name="Text_20_body" style:list-style-name="L24">
      <style:paragraph-properties fo:margin-left="0cm" fo:margin-right="0cm" fo:text-indent="0cm" style:auto-text-indent="false"/>
    </style:style>
    <style:style style:name="P28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0" style:family="paragraph" style:parent-style-name="Text_20_body" style:list-style-name="L25">
      <style:paragraph-properties fo:margin-left="0cm" fo:margin-right="0cm" fo:text-indent="0cm" style:auto-text-indent="false"/>
    </style:style>
    <style:style style:name="P31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3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26">
      <style:paragraph-properties fo:margin-left="0cm" fo:margin-right="0cm" fo:text-indent="0cm" style:auto-text-indent="false"/>
    </style:style>
    <style:style style:name="P35" style:family="paragraph" style:parent-style-name="Text_20_body" style:list-style-name="L27">
      <style:paragraph-properties fo:margin-left="0cm" fo:margin-right="0cm" fo:text-indent="0cm" style:auto-text-indent="false"/>
    </style:style>
    <style:style style:name="P36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9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1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3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5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32">
      <style:paragraph-properties fo:margin-left="0cm" fo:margin-right="0cm" fo:text-indent="0cm" style:auto-text-indent="false"/>
    </style:style>
    <style:style style:name="P47" style:family="paragraph" style:parent-style-name="Text_20_body">
      <style:text-properties officeooo:paragraph-rsid="000a8a28"/>
    </style:style>
    <style:style style:name="P48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33">
      <style:paragraph-properties fo:margin-left="0cm" fo:margin-right="0cm" fo:text-indent="0cm" style:auto-text-indent="false"/>
    </style:style>
    <style:style style:name="P50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34">
      <style:paragraph-properties fo:margin-left="0cm" fo:margin-right="0cm" fo:text-indent="0cm" style:auto-text-indent="false"/>
    </style:style>
    <style:style style:name="P52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35">
      <style:paragraph-properties fo:margin-left="0cm" fo:margin-right="0cm" fo:text-indent="0cm" style:auto-text-indent="false"/>
    </style:style>
    <style:style style:name="P54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36">
      <style:paragraph-properties fo:margin-left="0cm" fo:margin-right="0cm" fo:text-indent="0cm" style:auto-text-indent="false"/>
    </style:style>
    <style:style style:name="P56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37">
      <style:paragraph-properties fo:margin-left="0cm" fo:margin-right="0cm" fo:text-indent="0cm" style:auto-text-indent="false"/>
    </style:style>
    <style:style style:name="P58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38">
      <style:paragraph-properties fo:margin-left="0cm" fo:margin-right="0cm" fo:text-indent="0cm" style:auto-text-indent="false"/>
    </style:style>
    <style:style style:name="P60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61" style:family="paragraph" style:parent-style-name="Text_20_body" style:list-style-name="L39">
      <style:paragraph-properties fo:margin-left="0cm" fo:margin-right="0cm" fo:text-indent="0cm" style:auto-text-indent="false"/>
    </style:style>
    <style:style style:name="P62" style:family="paragraph" style:parent-style-name="Title">
      <style:text-properties officeooo:paragraph-rsid="0009f435"/>
    </style:style>
    <style:style style:name="P63" style:family="paragraph" style:parent-style-name="Title">
      <style:text-properties officeooo:rsid="000b8583" officeooo:paragraph-rsid="000b8583"/>
    </style:style>
    <style:style style:name="T1" style:family="text">
      <style:text-properties officeooo:rsid="0002ff02" fo:background-color="#ffff00" loext:char-shading-value="0"/>
    </style:style>
    <style:style style:name="T2" style:family="text">
      <style:text-properties officeooo:rsid="0005aa8a"/>
    </style:style>
    <style:style style:name="T3" style:family="text">
      <style:text-properties officeooo:rsid="0009f43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MÓDULO 1<text:span text:style-name="T2">(anexos)</text:span>:</text:p>
      <text:p text:style-name="P63">Proxy inverso</text:p>
      <text:h text:style-name="P6" text:outline-level="3"><text:span text:style-name="Strong_20_Emphasis">1. ¿Qué es un proxy inverso? ¿Para qué se utiliza?</text:span></text:h>
      <text:p text:style-name="P11">Un <text:span text:style-name="Strong_20_Emphasis">proxy inverso </text:span>es un servidor intermediario que actúa como punto de entrada para los clientes que desean acceder a un servicio alojado en uno o varios servidores internos. En lugar de que los clientes se comuniquen directamente con los servidores backend, el proxy inverso recibe las solicitudes, las procesa y luego las reenvía al servidor apropiado.</text:p>
      <text:h text:style-name="P7" text:outline-level="4"><text:span text:style-name="Strong_20_Emphasis">Usos comunes de un proxy inverso:</text:span></text:h>
      <text:list text:style-name="L33">
        <text:list-item>
          <text:p text:style-name="P48"><text:span text:style-name="Strong_20_Emphasis">Seguridad: </text:span>Oculta la infraestructura interna de los servidores backend, protegiendo contra ataques directos.</text:p>
        </text:list-item>
        <text:list-item>
          <text:p text:style-name="P48"><text:span text:style-name="Strong_20_Emphasis">Caché: </text:span>Almacena respuestas frecuentes para reducir la carga en los servidores backend y mejorar el rendimiento.</text:p>
        </text:list-item>
        <text:list-item>
          <text:p text:style-name="P48"><text:span text:style-name="Strong_20_Emphasis">Balanceo de carga: </text:span>Distribuye las solicitudes entre varios servidores para evitar sobrecargas.</text:p>
        </text:list-item>
        <text:list-item>
          <text:p text:style-name="P48"><text:span text:style-name="Strong_20_Emphasis">Compresión: </text:span>Comprime datos antes de enviarlos al cliente, optimizando el ancho de banda.</text:p>
        </text:list-item>
        <text:list-item>
          <text:p text:style-name="P48"><text:span text:style-name="Strong_20_Emphasis">SSL/TLS terminación: </text:span>Maneja las conexiones cifradas (HTTPS) y las convierte en HTTP para los servidores backend.</text:p>
        </text:list-item>
        <text:list-item>
          <text:p text:style-name="P49"><text:span text:style-name="Strong_20_Emphasis">Alta disponibilidad: </text:span>Asegura que el servicio esté siempre disponible, incluso si un servidor backend falla.</text:p>
        </text:list-item>
      </text:list>
      <text:p text:style-name="Horizontal_20_Line"/>
      <text:h text:style-name="P5" text:outline-level="3"><text:span text:style-name="Strong_20_Emphasis">2. ¿Qué es un balanceador de carga? ¿Para qué se usa?</text:span></text:h>
      <text:p text:style-name="P11">Un <text:span text:style-name="Strong_20_Emphasis">balanceador de carga </text:span>es un sistema que distribuye las solicitudes entrantes entre varios servidores backend para asegurar que ningún servidor esté sobrecargado. Esto mejora el rendimiento, la escalabilidad y la disponibilidad del servicio.</text:p>
      <text:h text:style-name="P7" text:outline-level="4"><text:span text:style-name="Strong_20_Emphasis">Usos comunes del balanceo de carga:</text:span></text:h>
      <text:list text:style-name="L34">
        <text:list-item>
          <text:p text:style-name="P50"><text:span text:style-name="Strong_20_Emphasis">Escalabilidad horizontal: </text:span>Permite agregar más servidores para manejar un mayor volumen de tráfico.</text:p>
        </text:list-item>
        <text:list-item>
          <text:p text:style-name="P50"><text:span text:style-name="Strong_20_Emphasis">Redundancia: </text:span>Si un servidor falla, el balanceador redirige el tráfico a otros servidores disponibles.</text:p>
        </text:list-item>
        <text:list-item>
          <text:p text:style-name="P50"><text:span text:style-name="Strong_20_Emphasis">Optimización de recursos: </text:span>Asegura que todos los servidores sean utilizados de manera eficiente.</text:p>
        </text:list-item>
        <text:list-item>
          <text:p text:style-name="P51"><text:soft-page-break/><text:span text:style-name="Strong_20_Emphasis">Mejora del rendimiento: </text:span>Reduce los tiempos de respuesta al distribuir la carga de manera equitativa.</text:p>
        </text:list-item>
      </text:list>
      <text:p text:style-name="Horizontal_20_Line"/>
      <text:h text:style-name="P5" text:outline-level="3"><text:span text:style-name="Strong_20_Emphasis">3. Sistemas de balanceo de carga en Linux</text:span></text:h>
      <text:p text:style-name="P11">En Linux, existen varias herramientas y tecnologías para implementar balanceadores de carga:</text:p>
      <text:list text:style-name="L35">
        <text:list-item>
          <text:p text:style-name="P52"><text:span text:style-name="Strong_20_Emphasis">HAProxy: </text:span>Un balanceador de carga de alto rendimiento y proxy TCP/HTTP.</text:p>
        </text:list-item>
        <text:list-item>
          <text:p text:style-name="P52"><text:span text:style-name="Strong_20_Emphasis">NGINX: </text:span>Un servidor web que también puede funcionar como proxy inverso y balanceador de carga.</text:p>
        </text:list-item>
        <text:list-item>
          <text:p text:style-name="P52"><text:span text:style-name="Strong_20_Emphasis">Apache HTTP Server: </text:span>Puede configurarse como proxy inverso y balanceador de carga usando módulos como <text:span text:style-name="Source_20_Text">mod_proxy</text:span> y <text:span text:style-name="Source_20_Text">mod_proxy_balancer</text:span>.</text:p>
        </text:list-item>
        <text:list-item>
          <text:p text:style-name="P52"><text:span text:style-name="Strong_20_Emphasis">Keepalived: </text:span>Se utiliza junto con HAProxy para proporcionar alta disponibilidad mediante IP flotantes.</text:p>
        </text:list-item>
        <text:list-item>
          <text:p text:style-name="P53"><text:span text:style-name="Strong_20_Emphasis">Linux Virtual Server (LVS): </text:span>Una solución de balanceo de carga a nivel del kernel.</text:p>
        </text:list-item>
      </text:list>
      <text:p text:style-name="Horizontal_20_Line"/>
      <text:h text:style-name="P5" text:outline-level="3"><text:span text:style-name="Strong_20_Emphasis">4. Algoritmos de balanceo de carga</text:span></text:h>
      <text:p text:style-name="P11">Los algoritmos de balanceo de carga determinan cómo se distribuyen las solicitudes entre los servidores backend. Algunos de los más comunes son:</text:p>
      <text:list text:style-name="L36">
        <text:list-item>
          <text:p text:style-name="P54"><text:span text:style-name="Strong_20_Emphasis">Round Robin: </text:span>Distribuye las solicitudes secuencialmente entre los servidores backend.</text:p>
        </text:list-item>
        <text:list-item>
          <text:p text:style-name="P54"><text:span text:style-name="Strong_20_Emphasis">Least Connections: </text:span>Envía la solicitud al servidor con menos conexiones activas.</text:p>
        </text:list-item>
        <text:list-item>
          <text:p text:style-name="P54"><text:span text:style-name="Strong_20_Emphasis">IP Hash: </text:span>Asigna un cliente a un servidor específico basándose en su dirección IP.</text:p>
        </text:list-item>
        <text:list-item>
          <text:p text:style-name="P54"><text:span text:style-name="Strong_20_Emphasis">Weighted Round Robin: </text:span>Similar al Round Robin, pero permite asignar pesos a los servidores según su capacidad.</text:p>
        </text:list-item>
        <text:list-item>
          <text:p text:style-name="P54"><text:span text:style-name="Strong_20_Emphasis">Random: </text:span>Distribuye las solicitudes aleatoriamente entre los servidores.</text:p>
        </text:list-item>
        <text:list-item>
          <text:p text:style-name="P55"><text:span text:style-name="Strong_20_Emphasis">Least Response Time: </text:span>Envía la solicitud al servidor que responde más rápido.</text:p>
        </text:list-item>
      </text:list>
      <text:p text:style-name="Horizontal_20_Line"/>
      <text:h text:style-name="P5" text:outline-level="3"><text:span text:style-name="Strong_20_Emphasis">5. Apache como proxy inverso</text:span></text:h>
      <text:p text:style-name="P11">Apache puede configurarse como proxy inverso utilizando los módulos <text:span text:style-name="Source_20_Text">mod_proxy</text:span> y <text:span text:style-name="Source_20_Text">mod_proxy_balancer</text:span>. A continuación, se muestra un ejemplo de configuración:</text:p>
      <text:h text:style-name="P7" text:outline-level="4"><text:span text:style-name="Strong_20_Emphasis">Fichero de configuración (</text:span><text:span text:style-name="Strong_20_Emphasis"><text:span text:style-name="Source_20_Text">httpd.conf</text:span></text:span><text:span text:style-name="Strong_20_Emphasis">) explicado línea por línea:</text:span></text:h>
      <text:p text:style-name="P13"/>
      <text:section text:style-name="Sect1" text:name="code-textarea-557f2328-39a6-49fd-8d99-92d985f44154-29">
        <text:p text:style-name="P13"/>
        <text:p text:style-name="P13"># Habilitar los módulos necesarios</text:p>
        <text:p text:style-name="P13">LoadModule proxy_module modules/mod_proxy.so</text:p>
        <text:p text:style-name="P13">LoadModule proxy_http_module modules/mod_proxy_http.so</text:p>
        <text:p text:style-name="P13"><text:soft-page-break/>LoadModule proxy_balancer_module modules/mod_proxy_balancer.so</text:p>
        <text:p text:style-name="P13"/>
        <text:p text:style-name="P13"># Configurar el proxy inverso</text:p>
        <text:p text:style-name="P13">&lt;VirtualHost *:80&gt;</text:p>
        <text:p text:style-name="P13">ServerName example.com</text:p>
        <text:p text:style-name="P13"/>
        <text:p text:style-name="P13"># Definir el grupo de servidores backend</text:p>
        <text:p text:style-name="P13">&lt;Proxy balancer://mycluster&gt;</text:p>
        <text:p text:style-name="P13">BalancerMember http://backend1.example.com</text:p>
        <text:p text:style-name="P13">BalancerMember http://backend2.example.com</text:p>
        <text:p text:style-name="P13">ProxySet lbmethod=byrequests # Algoritmo de balanceo (Round Robin)</text:p>
        <text:p text:style-name="P13">&lt;/Proxy&gt;</text:p>
        <text:p text:style-name="P13"/>
        <text:p text:style-name="P13"># Redirigir todas las solicitudes al balanceador</text:p>
        <text:p text:style-name="P13">ProxyPass / balancer://mycluster/</text:p>
        <text:p text:style-name="P13">ProxyPassReverse / balancer://mycluster/</text:p>
        <text:p text:style-name="P13"/>
        <text:p text:style-name="P13"># Opcional: Configurar caché</text:p>
        <text:p text:style-name="P13">CacheEnable disk /</text:p>
        <text:p text:style-name="P13">CacheRoot "/var/cache/apache2"</text:p>
        <text:p text:style-name="P13">&lt;/VirtualHost&gt;</text:p>
      </text:section>
      <text:section text:style-name="Sect1" text:name="plt-canvas-557f2328-39a6-49fd-8d99-92d985f44154-29">
        <text:p text:style-name="P13"/>
      </text:section>
      <text:h text:style-name="P7" text:outline-level="4"><text:span text:style-name="Strong_20_Emphasis">Explicación:</text:span></text:h>
      <text:list text:style-name="L37">
        <text:list-item>
          <text:p text:style-name="P56"><text:span text:style-name="Strong_20_Emphasis"><text:span text:style-name="Source_20_Text">LoadModule</text:span></text:span><text:span text:style-name="Strong_20_Emphasis">: </text:span>Carga los módulos necesarios para el proxy inverso y el balanceo de carga.</text:p>
        </text:list-item>
        <text:list-item>
          <text:p text:style-name="P56"><text:span text:style-name="Strong_20_Emphasis"><text:span text:style-name="Source_20_Text">&lt;Proxy&gt;</text:span></text:span><text:span text:style-name="Strong_20_Emphasis">: </text:span>Define un grupo de servidores backend (<text:span text:style-name="Source_20_Text">balancer://mycluster</text:span>).</text:p>
        </text:list-item>
        <text:list-item>
          <text:p text:style-name="P56"><text:span text:style-name="Strong_20_Emphasis"><text:span text:style-name="Source_20_Text">BalancerMember</text:span></text:span><text:span text:style-name="Strong_20_Emphasis">: </text:span>Especifica los servidores backend.</text:p>
        </text:list-item>
        <text:list-item>
          <text:p text:style-name="P56"><text:span text:style-name="Strong_20_Emphasis"><text:span text:style-name="Source_20_Text">ProxySet</text:span></text:span><text:span text:style-name="Strong_20_Emphasis">: </text:span>Define el algoritmo de balanceo (<text:span text:style-name="Source_20_Text">lbmethod=byrequests</text:span>).</text:p>
        </text:list-item>
        <text:list-item>
          <text:p text:style-name="P56"><text:span text:style-name="Strong_20_Emphasis"><text:span text:style-name="Source_20_Text">ProxyPass</text:span></text:span><text:span text:style-name="Strong_20_Emphasis"> y </text:span><text:span text:style-name="Strong_20_Emphasis"><text:span text:style-name="Source_20_Text">ProxyPassReverse</text:span></text:span><text:span text:style-name="Strong_20_Emphasis">: </text:span>Redirigen las solicitudes al balanceador y ajustan las URLs de respuesta.</text:p>
        </text:list-item>
        <text:list-item>
          <text:p text:style-name="P57"><text:span text:style-name="Strong_20_Emphasis">Caché (opcional): </text:span>Almacena respuestas frecuentes para mejorar el rendimiento.</text:p>
        </text:list-item>
      </text:list>
      <text:p text:style-name="Horizontal_20_Line"/>
      <text:h text:style-name="P5" text:outline-level="3"><text:span text:style-name="Strong_20_Emphasis">6. NGINX como proxy inverso</text:span></text:h>
      <text:p text:style-name="P11">NGINX es una alternativa popular para configurar un proxy inverso y balanceador de carga. A continuación, un ejemplo de configuración:</text:p>
      <text:h text:style-name="P7" text:outline-level="4"><text:span text:style-name="Strong_20_Emphasis">Fichero de configuración (</text:span><text:span text:style-name="Strong_20_Emphasis"><text:span text:style-name="Source_20_Text">nginx.conf</text:span></text:span><text:span text:style-name="Strong_20_Emphasis">) explicado línea por línea:</text:span></text:h>
      <text:p text:style-name="P13"/>
      <text:section text:style-name="Sect1" text:name="code-textarea-557f2328-39a6-49fd-8d99-92d985f44154-39">
        <text:p text:style-name="P13">http {</text:p>
        <text:p text:style-name="P13"><text:soft-page-break/>upstream mycluster {</text:p>
        <text:p text:style-name="P13">server backend1.example.com;</text:p>
        <text:p text:style-name="P13">server backend2.example.com;</text:p>
        <text:p text:style-name="P13"># Algoritmo de balanceo (Round Robin por defecto)</text:p>
        <text:p text:style-name="P13">}</text:p>
        <text:p text:style-name="P13"/>
        <text:p text:style-name="P13">server {</text:p>
        <text:p text:style-name="P13">listen 80;</text:p>
        <text:p text:style-name="P13">server_name example.com;</text:p>
        <text:p text:style-name="P13"/>
        <text:p text:style-name="P13">location / {</text:p>
        <text:p text:style-name="P13">proxy_pass http://mycluster; # Redirigir al grupo de servidores</text:p>
        <text:p text:style-name="P13">proxy_set_header Host $host;</text:p>
        <text:p text:style-name="P13">proxy_set_header X-Real-IP $remote_addr;</text:p>
        <text:p text:style-name="P13">proxy_set_header X-Forwarded-For $proxy_add_x_forwarded_for;</text:p>
        <text:p text:style-name="P13">}</text:p>
        <text:p text:style-name="P13">}</text:p>
        <text:p text:style-name="P13">}</text:p>
      </text:section>
      <text:section text:style-name="Sect1" text:name="plt-canvas-557f2328-39a6-49fd-8d99-92d985f44154-39">
        <text:p text:style-name="P13"/>
      </text:section>
      <text:h text:style-name="P7" text:outline-level="4"><text:span text:style-name="Strong_20_Emphasis">Explicación:</text:span></text:h>
      <text:list text:style-name="L38">
        <text:list-item>
          <text:p text:style-name="P58"><text:span text:style-name="Strong_20_Emphasis"><text:span text:style-name="Source_20_Text">upstream</text:span></text:span><text:span text:style-name="Strong_20_Emphasis">: </text:span>Define un grupo de servidores backend (<text:span text:style-name="Source_20_Text">mycluster</text:span>).</text:p>
        </text:list-item>
        <text:list-item>
          <text:p text:style-name="P58"><text:span text:style-name="Strong_20_Emphasis"><text:span text:style-name="Source_20_Text">server</text:span></text:span><text:span text:style-name="Strong_20_Emphasis">: </text:span>Especifica los servidores backend.</text:p>
        </text:list-item>
        <text:list-item>
          <text:p text:style-name="P58"><text:span text:style-name="Strong_20_Emphasis"><text:span text:style-name="Source_20_Text">location /</text:span></text:span><text:span text:style-name="Strong_20_Emphasis">: </text:span>Define cómo manejar las solicitudes.</text:p>
        </text:list-item>
        <text:list-item>
          <text:p text:style-name="P58"><text:span text:style-name="Strong_20_Emphasis"><text:span text:style-name="Source_20_Text">proxy_pass</text:span></text:span><text:span text:style-name="Strong_20_Emphasis">: </text:span>Redirige las solicitudes al grupo de servidores.</text:p>
        </text:list-item>
        <text:list-item>
          <text:p text:style-name="P59"><text:span text:style-name="Strong_20_Emphasis"><text:span text:style-name="Source_20_Text">proxy_set_header</text:span></text:span><text:span text:style-name="Strong_20_Emphasis">: </text:span>Ajusta las cabeceras de las solicitudes para preservar información del cliente.</text:p>
        </text:list-item>
      </text:list>
      <text:p text:style-name="Horizontal_20_Line"/>
      <text:h text:style-name="P5" text:outline-level="3"><text:span text:style-name="Strong_20_Emphasis">7. Instalación y configuración de HAProxy</text:span></text:h>
      <text:p text:style-name="P11">HAProxy es una herramienta especializada en balanceo de carga y proxy inverso.</text:p>
      <text:h text:style-name="P7" text:outline-level="4"><text:span text:style-name="Strong_20_Emphasis">Instalación en Linux:</text:span></text:h>
      <text:p text:style-name="P13"/>
      <text:section text:style-name="Sect1" text:name="code-textarea-557f2328-39a6-49fd-8d99-92d985f44154-49">
        <text:p text:style-name="P13">sudo apt update</text:p>
        <text:p text:style-name="P13">sudo apt install haproxy</text:p>
      </text:section>
      <text:section text:style-name="Sect1" text:name="plt-canvas-557f2328-39a6-49fd-8d99-92d985f44154-49">
        <text:p text:style-name="P13"/>
      </text:section>
      <text:h text:style-name="P7" text:outline-level="4"><text:span text:style-name="Strong_20_Emphasis">Configuración (</text:span><text:span text:style-name="Strong_20_Emphasis"><text:span text:style-name="Source_20_Text">/etc/haproxy/haproxy.cfg</text:span></text:span><text:span text:style-name="Strong_20_Emphasis">):</text:span></text:h>
      <text:p text:style-name="P13"/>
      <text:section text:style-name="Sect1" text:name="code-textarea-557f2328-39a6-49fd-8d99-92d985f44154-52">
        <text:p text:style-name="P13">global</text:p>
        <text:p text:style-name="P13"><text:soft-page-break/>log /dev/log local0</text:p>
        <text:p text:style-name="P13">log /dev/log local1 notice</text:p>
        <text:p text:style-name="P13">chroot /var/lib/haproxy</text:p>
        <text:p text:style-name="P13">stats socket /run/haproxy/admin.sock mode 660 level admin expose-fd listeners</text:p>
        <text:p text:style-name="P13">stats timeout 30s</text:p>
        <text:p text:style-name="P13">user haproxy</text:p>
        <text:p text:style-name="P13">group haproxy</text:p>
        <text:p text:style-name="P13">daemon</text:p>
        <text:p text:style-name="P13"/>
        <text:p text:style-name="P13">defaults</text:p>
        <text:p text:style-name="P13">log global</text:p>
        <text:p text:style-name="P13">mode http</text:p>
        <text:p text:style-name="P13">option httplog</text:p>
        <text:p text:style-name="P13">option dontlognull</text:p>
        <text:p text:style-name="P13">timeout connect 5000ms</text:p>
        <text:p text:style-name="P13">timeout client 50000ms</text:p>
        <text:p text:style-name="P13">timeout server 50000ms</text:p>
        <text:p text:style-name="P13"/>
        <text:p text:style-name="P13">frontend http_front</text:p>
        <text:p text:style-name="P13">bind *:80</text:p>
        <text:p text:style-name="P13">default_backend http_back</text:p>
        <text:p text:style-name="P13"/>
        <text:p text:style-name="P13">backend http_back</text:p>
        <text:p text:style-name="P13">balance roundrobin</text:p>
        <text:p text:style-name="P13">server backend1 backend1.example.com:80 check</text:p>
        <text:p text:style-name="P13">server backend2 backend2.example.com:80 check</text:p>
      </text:section>
      <text:section text:style-name="Sect1" text:name="plt-canvas-557f2328-39a6-49fd-8d99-92d985f44154-52">
        <text:p text:style-name="P13"/>
      </text:section>
      <text:h text:style-name="P7" text:outline-level="4"><text:span text:style-name="Strong_20_Emphasis">Explicación:</text:span></text:h>
      <text:list text:style-name="L39">
        <text:list-item>
          <text:p text:style-name="P60"><text:span text:style-name="Strong_20_Emphasis"><text:span text:style-name="Source_20_Text">global</text:span></text:span><text:span text:style-name="Strong_20_Emphasis">: </text:span>Configuración global de HAProxy.</text:p>
        </text:list-item>
        <text:list-item>
          <text:p text:style-name="P60"><text:span text:style-name="Strong_20_Emphasis"><text:span text:style-name="Source_20_Text">defaults</text:span></text:span><text:span text:style-name="Strong_20_Emphasis">: </text:span>Configuración predeterminada para todos los frontends y backends.</text:p>
        </text:list-item>
        <text:list-item>
          <text:p text:style-name="P60"><text:span text:style-name="Strong_20_Emphasis"><text:span text:style-name="Source_20_Text">frontend</text:span></text:span><text:span text:style-name="Strong_20_Emphasis">: </text:span>Define el puerto de escucha y el backend predeterminado.</text:p>
        </text:list-item>
        <text:list-item>
          <text:p text:style-name="P61"><text:span text:style-name="Strong_20_Emphasis"><text:span text:style-name="Source_20_Text">backend</text:span></text:span><text:span text:style-name="Strong_20_Emphasis">: </text:span>Define los servidores backend y el algoritmo de balanceo (<text:span text:style-name="Source_20_Text">roundrobin</text:span>).</text:p>
        </text:list-item>
      </text:list>
      <text:h text:style-name="P7" text:outline-level="4"><text:span text:style-name="Strong_20_Emphasis">Reiniciar HAProxy:</text:span></text:h>
      <text:p text:style-name="P13"/>
      <text:section text:style-name="Sect1" text:name="code-textarea-557f2328-39a6-49fd-8d99-92d985f44154-58">
        <text:p text:style-name="P13">sudo systemctl restart haproxy</text:p>
      </text:section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5</text:page-number><text:s/>/ <text:page-count>5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18:49:47.369157755</dc:date>
    <meta:editing-duration>PT1H7M22S</meta:editing-duration>
    <meta:editing-cycles>9</meta:editing-cycles>
    <meta:generator>LibreOffice/24.2.2.2$Linux_X86_64 LibreOffice_project/d56cc158d8a96260b836f100ef4b4ef25d6f1a01</meta:generator>
    <meta:print-date>2025-03-18T18:40:57.153535554</meta:print-date>
    <meta:printed-by>Archivos PDF</meta:printed-by>
    <meta:document-statistic meta:table-count="0" meta:image-count="0" meta:object-count="0" meta:page-count="5" meta:paragraph-count="130" meta:word-count="922" meta:character-count="6571" meta:non-whitespace-character-count="5815"/>
  </office:meta>
</office:document-meta>
</file>